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4E0000000000000000DB8080F90BBAFF57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loext:padding="0in" loext:border="non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n Java, an array is a container object that holds a fixed number of values of a single type. The values can be of any type, such as primitive types (e.g. int, double), or reference types (e.g. objects).</text:p>
      <text:p text:style-name="Text_20_body">An array is created using the new operator and specifying the type of elements it will hold, followed by square brackets and the number of elements it will hold. For example:</text:p>
      <text:p text:style-name="P1"><text:span text:style-name="Source_20_Text">int[] numbers = new int[5];</text:span></text:p>
      <text:p text:style-name="Text_20_body">This creates an array of integers, with a length of 5. The elements of the array are indexed from 0 to 4. You can access each element of the array by its index, like this:</text:p>
      <text:p text:style-name="Preformatted_20_Text"><text:span text:style-name="Source_20_Text">numbers[0] = 1;</text:span></text:p>
      <text:p text:style-name="P1"><text:span text:style-name="Source_20_Text">numbers[1] = 2;</text:span></text:p>
      <text:p text:style-name="Text_20_body">You can also create and initialize an array with values using the shorthand notation</text:p>
      <text:p text:style-name="P1"><text:span text:style-name="Source_20_Text">int[] numbers = {1,2,3,4,5};</text:span></text:p>
      <text:p text:style-name="Text_20_body">You can also create multi-dimensional arrays in Java, by using multiple sets of square brackets.</text:p>
      <text:p text:style-name="Text_20_body">Java provides several useful methods in the <text:span text:style-name="Source_20_Text">java.util.Arrays</text:span> class to perform operations on arrays like sorting, searching, etc.</text:p>
      <text:p text:style-name="Text_20_body">It's important to know that once the size of an array is set, it can't be changed. If the size of an array needs to be increased, a new array with the desired size must be created and the elements from the old array must be copied to the new array.</text:p>
      <text:p text:style-name="P2"><draw:frame draw:style-name="fr2" draw:name="Image1" text:anchor-type="as-char" svg:width="0.7874in" svg:height="0.3937in" draw:z-index="0"><draw:image xlink:href="Pictures/1000004E0000000000000000DB8080F90BBAFF57.svg" xlink:type="simple" xlink:show="embed" xlink:actuate="onLoad" draw:mime-type="image/svg+xml"/></draw:frame><draw:frame draw:style-name="fr1" draw:name="Image2" text:anchor-type="char" svg:x="0in" svg:width="0.0161in" svg:height="0.0161in" draw:z-index="1"><draw:image xlink:href="https://chat.openai.com/_next/image?url=https%3A%2F%2Flh3.googleusercontent.com%2Fa%2FAEdFTp711pgcCUSnH3w0bP14tiD1d4E_z50VsTveIbbz%3Ds96-c&amp;w=64&amp;q=75" xlink:type="simple" xlink:show="embed" xlink:actuate="onLoad"/><svg:title>Sakalans Now</svg:title></draw:frame></text:p>
      <text:p text:style-name="Text_20_body">arrays methods</text:p>
      <text:p text:style-name="Text_20_body">Java provides several useful methods in the <text:span text:style-name="Source_20_Text">java.util.Arrays</text:span> class to perform operations on arrays. Some of the most commonly used methods are:</text:p>
      <text:list text:style-name="L1">
        <text:list-item>
          <text:p text:style-name="P4"><text:span text:style-name="Source_20_Text">sort(T[] a)</text:span>: Sorts the specified array of elements into ascending numerical order.</text:p>
        </text:list-item>
        <text:list-item>
          <text:p text:style-name="P4"><text:span text:style-name="Source_20_Text">binarySearch(T[] a, T key)</text:span>: Searches the specified array for the specified value using the binary search algorithm.</text:p>
        </text:list-item>
        <text:list-item>
          <text:p text:style-name="P4"><text:span text:style-name="Source_20_Text">fill(T[] a, T val)</text:span>: Assigns the specified value to each element of the specified array of primitives.</text:p>
        </text:list-item>
        <text:list-item>
          <text:p text:style-name="P4"><text:span text:style-name="Source_20_Text">equals(T[] a, T[] a2)</text:span>: Returns true if the two specified arrays of primitives are equal to one another.</text:p>
        </text:list-item>
        <text:list-item>
          <text:p text:style-name="P4"><text:span text:style-name="Source_20_Text">toString(T[] a)</text:span>: Returns a string representation of the contents of the specified array.</text:p>
        </text:list-item>
        <text:list-item>
          <text:p text:style-name="P4"><text:span text:style-name="Source_20_Text">copyOf(T[] original, int newLength)</text:span>: Returns a copy of the specified array, truncated or padded with zeros to obtain the specified length.</text:p>
        </text:list-item>
        <text:list-item>
          <text:p text:style-name="P3"><text:span text:style-name="Source_20_Text">asList(T... a)</text:span>: Returns a fixed-size list backed by the specified array.</text:p>
        </text:list-item>
      </text:list>
      <text:p text:style-name="Text_20_body">There are many other useful methods provided by the <text:span text:style-name="Source_20_Text">java.util.Arrays</text:span> class. You can refer to the official Java documentation for a full list of methods and their usage.</text:p>
      <text:p text:style-name="P2"><draw:frame draw:style-name="fr2" draw:name="Image3" text:anchor-type="as-char" svg:width="0.7874in" svg:height="0.3937in" draw:z-index="2"><draw:image xlink:href="Pictures/1000004E0000000000000000DB8080F90BBAFF57.svg" xlink:type="simple" xlink:show="embed" xlink:actuate="onLoad" draw:mime-type="image/svg+xml"/></draw:frame><draw:frame draw:style-name="fr1" draw:name="Image4" text:anchor-type="char" svg:x="0in" svg:width="0.0161in" svg:height="0.0161in" draw:z-index="3"><draw:image xlink:href="https://chat.openai.com/_next/image?url=https%3A%2F%2Flh3.googleusercontent.com%2Fa%2FAEdFTp711pgcCUSnH3w0bP14tiD1d4E_z50VsTveIbbz%3Ds96-c&amp;w=64&amp;q=75" xlink:type="simple" xlink:show="embed" xlink:actuate="onLoad"/><svg:title>Sakalans Now</svg:title></draw:frame></text:p>
      <text:p text:style-name="Text_20_body">show examples</text:p>
      <text:p text:style-name="Text_20_body"><text:soft-page-break/>Sure, here are some examples of using the <text:span text:style-name="Source_20_Text">java.util.Arrays</text:span> methods:</text:p>
      <text:list text:style-name="L2">
        <text:list-item>
          <text:p text:style-name="P5">Sorting an array of integers:</text:p>
        </text:list-item>
      </text:list>
      <text:p text:style-name="Preformatted_20_Text"><text:span text:style-name="Source_20_Text">int[] numbers = {3, 1, 4, 2, 5};</text:span></text:p>
      <text:p text:style-name="Preformatted_20_Text"><text:span text:style-name="Source_20_Text">Arrays.sort(numbers);</text:span></text:p>
      <text:p text:style-name="P1"><text:span text:style-name="Source_20_Text">System.out.println(Arrays.toString(numbers)); // Output: [1, 2, 3, 4, 5]</text:span></text:p>
      <text:list text:style-name="L3">
        <text:list-item>
          <text:p text:style-name="P6">Searching an element in an array of strings:</text:p>
        </text:list-item>
      </text:list>
      <text:p text:style-name="Preformatted_20_Text"><text:span text:style-name="Source_20_Text">String[] names = {"John", "Mike", "Sarah", "Kate"};</text:span></text:p>
      <text:p text:style-name="Preformatted_20_Text"><text:span text:style-name="Source_20_Text">int index = Arrays.binarySearch(names, "Mike");</text:span></text:p>
      <text:p text:style-name="P1"><text:span text:style-name="Source_20_Text">System.out.println(index); // Output: 1</text:span></text:p>
      <text:list text:style-name="L4">
        <text:list-item>
          <text:p text:style-name="P7">Filling an array with a specific value:</text:p>
        </text:list-item>
      </text:list>
      <text:p text:style-name="Preformatted_20_Text"><text:span text:style-name="Source_20_Text">int[] numbers = new int[5];</text:span></text:p>
      <text:p text:style-name="Preformatted_20_Text"><text:span text:style-name="Source_20_Text">Arrays.fill(numbers, 1);</text:span></text:p>
      <text:p text:style-name="P1"><text:span text:style-name="Source_20_Text">System.out.println(Arrays.toString(numbers)); // Output: [1, 1, 1, 1, 1]</text:span></text:p>
      <text:list text:style-name="L5">
        <text:list-item>
          <text:p text:style-name="P8">Comparing two arrays for equality:</text:p>
        </text:list-item>
      </text:list>
      <text:p text:style-name="Preformatted_20_Text"><text:span text:style-name="Source_20_Text">int[] numbers1 = {1, 2, 3};</text:span></text:p>
      <text:p text:style-name="Preformatted_20_Text"><text:span text:style-name="Source_20_Text">int[] numbers2 = {1, 2, 3};</text:span></text:p>
      <text:p text:style-name="Preformatted_20_Text"><text:span text:style-name="Source_20_Text">boolean areEqual = Arrays.equals(numbers1, numbers2);</text:span></text:p>
      <text:p text:style-name="P1"><text:span text:style-name="Source_20_Text">System.out.println(areEqual); // Output: true</text:span></text:p>
      <text:list text:style-name="L6">
        <text:list-item>
          <text:p text:style-name="P9">Creating a List from an Array:</text:p>
        </text:list-item>
      </text:list>
      <text:p text:style-name="Preformatted_20_Text"><text:span text:style-name="Source_20_Text">Integer[] numbers = {1, 2, 3, 4, 5};</text:span></text:p>
      <text:p text:style-name="Preformatted_20_Text"><text:span text:style-name="Source_20_Text">List&lt;Integer&gt; numbersList = Arrays.asList(numbers);</text:span></text:p>
      <text:p text:style-name="P1"><text:span text:style-name="Source_20_Text">System.out.println(numbersList); // Output : [1, 2, 3, 4, 5]</text:span></text:p>
      <text:p text:style-name="Text_20_body">Keep in mind that these are just a few examples, you can find more information about the methods of the <text:span text:style-name="Source_20_Text">java.util.Arrays</text:span> class in the official Java documentation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4:47:18.472425475</meta:creation-date>
    <dc:date>2023-01-14T14:47:30.969079693</dc:date>
    <meta:editing-duration>PT12S</meta:editing-duration>
    <meta:editing-cycles>1</meta:editing-cycles>
    <meta:document-statistic meta:table-count="0" meta:image-count="4" meta:object-count="0" meta:page-count="2" meta:paragraph-count="47" meta:word-count="550" meta:character-count="3327" meta:non-whitespace-character-count="2834"/>
    <meta:generator>LibreOffice/7.4.2.3$Linux_X86_64 LibreOffice_project/40$Build-3</meta:generator>
  </office:meta>
</office:document-meta>
</file>